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Proto Nerd Font" svg:font-family="'0xProto Nerd Font'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text-properties style:font-name="0xProto Nerd Font" fo:font-size="2pt" officeooo:paragraph-rsid="012caf97" style:font-size-asian="2pt" style:font-size-complex="2pt"/>
    </style:style>
    <style:style style:name="P2" style:family="paragraph" style:parent-style-name="Standard">
      <style:text-properties style:font-name="0xProto Nerd Font" fo:font-size="2pt" officeooo:paragraph-rsid="012e1d93" style:font-size-asian="2pt" style:font-size-complex="2pt"/>
    </style:style>
    <style:style style:name="P3" style:family="paragraph" style:parent-style-name="Standard">
      <style:text-properties style:font-name="0xProto Nerd Font" fo:font-size="2pt" officeooo:rsid="014a700a" officeooo:paragraph-rsid="01597f40" style:font-size-asian="2pt" style:font-size-complex="2pt"/>
    </style:style>
    <style:style style:name="P4" style:family="paragraph" style:parent-style-name="Standard">
      <style:text-properties style:font-name="0xProto Nerd Font" fo:font-size="2pt" officeooo:rsid="014be2a3" officeooo:paragraph-rsid="01597f40" style:font-size-asian="2pt" style:font-size-complex="2pt"/>
    </style:style>
    <style:style style:name="P5" style:family="paragraph" style:parent-style-name="Standard">
      <style:text-properties style:font-name="0xProto Nerd Font" fo:font-size="2pt" officeooo:paragraph-rsid="011cce2c" style:font-size-asian="2pt" style:font-size-complex="2pt"/>
    </style:style>
    <style:style style:name="P6" style:family="paragraph" style:parent-style-name="Standard">
      <style:text-properties style:font-name="0xProto Nerd Font" fo:font-size="2pt" officeooo:rsid="01542a8d" officeooo:paragraph-rsid="01542a8d" style:font-size-asian="2pt" style:font-size-complex="2pt"/>
    </style:style>
    <style:style style:name="P7" style:family="paragraph" style:parent-style-name="Standard">
      <style:text-properties style:font-name="0xProto Nerd Font" fo:font-size="2pt" officeooo:rsid="0163ffe4" officeooo:paragraph-rsid="0163ffe4" style:font-size-asian="2pt" style:font-size-complex="2pt"/>
    </style:style>
    <style:style style:name="P8" style:family="paragraph" style:parent-style-name="Standard">
      <style:text-properties style:font-name="0xProto Nerd Font" fo:font-size="2pt" officeooo:rsid="017eb822" officeooo:paragraph-rsid="017eb822" style:font-size-asian="2pt" style:font-size-complex="2pt"/>
    </style:style>
    <style:style style:name="P9" style:family="paragraph" style:parent-style-name="Standard">
      <style:text-properties style:font-name="0xProto Nerd Font" fo:font-size="2pt" fo:font-weight="normal" officeooo:rsid="004992b4" officeooo:paragraph-rsid="011cce2c" style:font-size-asian="2pt" style:font-weight-asian="normal" style:font-size-complex="2pt" style:font-weight-complex="normal"/>
    </style:style>
    <style:style style:name="P10" style:family="paragraph" style:parent-style-name="Standard">
      <style:text-properties style:font-name="0xProto Nerd Font" fo:font-size="2pt" fo:font-weight="normal" officeooo:paragraph-rsid="011cce2c" style:font-size-asian="2pt" style:font-weight-asian="normal" style:font-size-complex="2pt" style:font-weight-complex="normal"/>
    </style:style>
    <style:style style:name="P11" style:family="paragraph" style:parent-style-name="Standard">
      <style:text-properties style:font-name="0xProto Nerd Font" fo:font-size="2pt" fo:font-weight="normal" officeooo:rsid="0031f35e" officeooo:paragraph-rsid="011cce2c" style:font-size-asian="2pt" style:font-weight-asian="normal" style:font-size-complex="2pt" style:font-weight-complex="normal"/>
    </style:style>
    <style:style style:name="P12" style:family="paragraph" style:parent-style-name="Standard">
      <style:text-properties style:font-name="0xProto Nerd Font" fo:font-size="2pt" fo:font-weight="normal" officeooo:rsid="00254316" officeooo:paragraph-rsid="011cce2c" style:font-size-asian="2pt" style:font-weight-asian="normal" style:font-size-complex="2pt" style:font-weight-complex="normal"/>
    </style:style>
    <style:style style:name="P13" style:family="paragraph" style:parent-style-name="Standard">
      <style:text-properties style:font-name="0xProto Nerd Font" fo:font-size="2pt" fo:font-weight="normal" officeooo:rsid="008480af" officeooo:paragraph-rsid="011cce2c" style:font-size-asian="2pt" style:font-weight-asian="normal" style:font-size-complex="2pt" style:font-weight-complex="normal"/>
    </style:style>
    <style:style style:name="P14" style:family="paragraph" style:parent-style-name="Standard">
      <style:text-properties style:font-name="0xProto Nerd Font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15" style:family="paragraph" style:parent-style-name="Standard">
      <style:text-properties style:font-name="0xProto Nerd Font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16" style:family="paragraph" style:parent-style-name="Standard">
      <style:text-properties style:font-name="0xProto Nerd Font" fo:font-size="2pt" fo:font-weight="normal" officeooo:rsid="0003a630" officeooo:paragraph-rsid="0003a630" style:font-size-asian="2pt" style:font-weight-asian="normal" style:font-size-complex="2pt" style:font-weight-complex="normal"/>
    </style:style>
    <style:style style:name="P17" style:family="paragraph" style:parent-style-name="Standard">
      <style:text-properties style:font-name="0xProto Nerd Font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18" style:family="paragraph" style:parent-style-name="Standard">
      <style:text-properties style:font-name="0xProto Nerd Font" fo:font-size="2pt" fo:font-weight="normal" officeooo:rsid="0019c4a9" officeooo:paragraph-rsid="0033b60f" style:font-size-asian="2pt" style:font-weight-asian="normal" style:font-size-complex="2pt" style:font-weight-complex="normal"/>
    </style:style>
    <style:style style:name="P19" style:family="paragraph" style:parent-style-name="Standard">
      <style:text-properties style:font-name="0xProto Nerd Font" fo:font-size="2pt" fo:font-weight="normal" officeooo:rsid="009a55ca" officeooo:paragraph-rsid="011cce2c" style:font-size-asian="2pt" style:font-weight-asian="normal" style:font-size-complex="2pt" style:font-weight-complex="normal"/>
    </style:style>
    <style:style style:name="P20" style:family="paragraph" style:parent-style-name="Standard">
      <style:text-properties style:font-name="0xProto Nerd Font" fo:font-size="2pt" fo:font-weight="normal" officeooo:rsid="0020b00d" officeooo:paragraph-rsid="0020b00d" style:font-size-asian="2pt" style:font-weight-asian="normal" style:font-size-complex="2pt" style:font-weight-complex="normal"/>
    </style:style>
    <style:style style:name="P21" style:family="paragraph" style:parent-style-name="Standard">
      <style:text-properties style:font-name="0xProto Nerd Font" fo:font-size="2pt" fo:font-weight="normal" officeooo:rsid="00234eaa" officeooo:paragraph-rsid="00234eaa" style:font-size-asian="2pt" style:font-weight-asian="normal" style:font-size-complex="2pt" style:font-weight-complex="normal"/>
    </style:style>
    <style:style style:name="P22" style:family="paragraph" style:parent-style-name="Standard">
      <style:text-properties style:font-name="0xProto Nerd Font" fo:font-size="2pt" fo:font-weight="normal" officeooo:rsid="0033b60f" officeooo:paragraph-rsid="0033b60f" style:font-size-asian="2pt" style:font-weight-asian="normal" style:font-size-complex="2pt" style:font-weight-complex="normal"/>
    </style:style>
    <style:style style:name="P23" style:family="paragraph" style:parent-style-name="Standard">
      <style:text-properties style:font-name="0xProto Nerd Font" fo:font-size="2pt" fo:font-weight="normal" officeooo:rsid="0007b783" officeooo:paragraph-rsid="0007b783" style:font-size-asian="2pt" style:font-weight-asian="normal" style:font-size-complex="2pt" style:font-weight-complex="normal"/>
    </style:style>
    <style:style style:name="P24" style:family="paragraph" style:parent-style-name="Standard">
      <style:text-properties style:font-name="0xProto Nerd Font" fo:font-size="2pt" fo:font-weight="normal" officeooo:rsid="0007b783" officeooo:paragraph-rsid="000d26ab" style:font-size-asian="2pt" style:font-weight-asian="normal" style:font-size-complex="2pt" style:font-weight-complex="normal"/>
    </style:style>
    <style:style style:name="P25" style:family="paragraph" style:parent-style-name="Standard">
      <style:text-properties style:font-name="0xProto Nerd Font" fo:font-size="2pt" fo:font-weight="normal" officeooo:rsid="0007b783" officeooo:paragraph-rsid="0031eeb1" style:font-size-asian="2pt" style:font-weight-asian="normal" style:font-size-complex="2pt" style:font-weight-complex="normal"/>
    </style:style>
    <style:style style:name="P26" style:family="paragraph" style:parent-style-name="Standard">
      <style:text-properties style:font-name="0xProto Nerd Font" fo:font-size="2pt" fo:font-weight="normal" officeooo:rsid="0007b783" officeooo:paragraph-rsid="0033b60f" style:font-size-asian="2pt" style:font-weight-asian="normal" style:font-size-complex="2pt" style:font-weight-complex="normal"/>
    </style:style>
    <style:style style:name="P27" style:family="paragraph" style:parent-style-name="Standard">
      <style:text-properties style:font-name="0xProto Nerd Font" fo:font-size="2pt" fo:font-weight="normal" officeooo:rsid="00476624" officeooo:paragraph-rsid="00476624" style:font-size-asian="2pt" style:font-weight-asian="normal" style:font-size-complex="2pt" style:font-weight-complex="normal"/>
    </style:style>
    <style:style style:name="P28" style:family="paragraph" style:parent-style-name="Standard">
      <style:text-properties style:font-name="0xProto Nerd Font" fo:font-size="2pt" fo:font-weight="normal" officeooo:rsid="00a6219f" officeooo:paragraph-rsid="00a6219f" style:font-size-asian="2pt" style:font-weight-asian="normal" style:font-size-complex="2pt" style:font-weight-complex="normal"/>
    </style:style>
    <style:style style:name="P29" style:family="paragraph" style:parent-style-name="Standard">
      <style:text-properties style:font-name="0xProto Nerd Font" fo:font-size="2pt" fo:font-weight="normal" officeooo:rsid="000d2bc8" officeooo:paragraph-rsid="0011cf10" style:font-size-asian="2pt" style:font-weight-asian="normal" style:font-size-complex="2pt" style:font-weight-complex="normal"/>
    </style:style>
    <style:style style:name="P30" style:family="paragraph" style:parent-style-name="Standard">
      <style:text-properties style:font-name="0xProto Nerd Font" fo:font-size="2pt" fo:font-weight="normal" officeooo:rsid="015aaa6c" officeooo:paragraph-rsid="015aaa6c" style:font-size-asian="2pt" style:font-weight-asian="normal" style:font-size-complex="2pt" style:font-weight-complex="normal"/>
    </style:style>
    <style:style style:name="P31" style:family="paragraph" style:parent-style-name="Standard">
      <style:text-properties style:font-name="0xProto Nerd Font" fo:font-size="2pt" fo:font-weight="normal" officeooo:rsid="015c79e1" officeooo:paragraph-rsid="015c79e1" style:font-size-asian="2pt" style:font-weight-asian="normal" style:font-size-complex="2pt" style:font-weight-complex="normal"/>
    </style:style>
    <style:style style:name="P32" style:family="paragraph" style:parent-style-name="Standard">
      <style:text-properties style:font-name="0xProto Nerd Font" fo:font-size="2pt" fo:font-weight="normal" officeooo:rsid="016a9a1a" officeooo:paragraph-rsid="016a9a1a" style:font-size-asian="2pt" style:font-weight-asian="normal" style:font-size-complex="2pt" style:font-weight-complex="normal"/>
    </style:style>
    <style:style style:name="P33" style:family="paragraph" style:parent-style-name="Standard">
      <style:text-properties style:font-name="0xProto Nerd Font" fo:font-size="2pt" fo:font-weight="normal" officeooo:rsid="01723dce" officeooo:paragraph-rsid="01723dce" style:font-size-asian="2pt" style:font-weight-asian="normal" style:font-size-complex="2pt" style:font-weight-complex="normal"/>
    </style:style>
    <style:style style:name="P34" style:family="paragraph" style:parent-style-name="Standard">
      <style:text-properties style:use-window-font-color="true" loext:opacity="0%" style:font-name="0xProto Nerd Font" fo:font-size="2pt" officeooo:paragraph-rsid="012caf97" fo:background-color="transparent" style:font-size-asian="2pt" style:font-size-complex="2pt"/>
    </style:style>
    <style:style style:name="P35" style:family="paragraph" style:parent-style-name="Standard">
      <style:text-properties style:use-window-font-color="true" loext:opacity="0%" style:font-name="0xProto Nerd Font" fo:font-size="2pt" officeooo:rsid="0009899d" officeooo:paragraph-rsid="012caf97" fo:background-color="transparent" style:font-size-asian="2pt" style:font-size-complex="2pt"/>
    </style:style>
    <style:style style:name="P36" style:family="paragraph" style:parent-style-name="Standard">
      <style:text-properties style:use-window-font-color="true" loext:opacity="0%" style:font-name="0xProto Nerd Font" fo:font-size="2pt" fo:font-weight="normal" officeooo:rsid="012780f4" officeooo:paragraph-rsid="012e1d93" style:font-size-asian="2pt" style:font-weight-asian="normal" style:font-size-complex="2pt" style:font-weight-complex="normal"/>
    </style:style>
    <style:style style:name="P37" style:family="paragraph" style:parent-style-name="Standard">
      <style:text-properties style:use-window-font-color="true" loext:opacity="0%" style:font-name="0xProto Nerd Font" fo:font-size="2pt" fo:font-weight="normal" officeooo:rsid="012965bc" officeooo:paragraph-rsid="012e1d93" style:font-size-asian="2pt" style:font-weight-asian="normal" style:font-size-complex="2pt" style:font-weight-complex="normal"/>
    </style:style>
    <style:style style:name="P38" style:family="paragraph" style:parent-style-name="Standard">
      <style:text-properties style:use-window-font-color="true" loext:opacity="0%" style:font-name="0xProto Nerd Font" fo:font-size="2pt" fo:font-weight="normal" officeooo:rsid="012fa035" officeooo:paragraph-rsid="012e1d93" style:font-size-asian="2pt" style:font-weight-asian="normal" style:font-size-complex="2pt" style:font-weight-complex="normal"/>
    </style:style>
    <style:style style:name="P39" style:family="paragraph" style:parent-style-name="Standard">
      <style:text-properties style:use-window-font-color="true" loext:opacity="0%" style:font-name="0xProto Nerd Font" fo:font-size="2pt" fo:font-weight="normal" officeooo:rsid="012fa035" officeooo:paragraph-rsid="014be2a3" style:font-size-asian="2pt" style:font-weight-asian="normal" style:font-size-complex="2pt" style:font-weight-complex="normal"/>
    </style:style>
    <style:style style:name="P40" style:family="paragraph" style:parent-style-name="Standard">
      <style:text-properties style:use-window-font-color="true" loext:opacity="0%" style:font-name="0xProto Nerd Font" fo:font-size="2pt" fo:font-weight="normal" officeooo:rsid="0131277a" officeooo:paragraph-rsid="012e1d93" style:font-size-asian="2pt" style:font-weight-asian="normal" style:font-size-complex="2pt" style:font-weight-complex="normal"/>
    </style:style>
    <style:style style:name="P41" style:family="paragraph" style:parent-style-name="Standard">
      <style:text-properties style:use-window-font-color="true" loext:opacity="0%" style:font-name="0xProto Nerd Font" fo:font-size="2pt" fo:font-weight="normal" officeooo:rsid="00596c2c" officeooo:paragraph-rsid="012e1d93" style:font-size-asian="2pt" style:font-weight-asian="normal" style:font-size-complex="2pt" style:font-weight-complex="normal"/>
    </style:style>
    <style:style style:name="P42" style:family="paragraph" style:parent-style-name="Standard">
      <style:text-properties style:use-window-font-color="true" loext:opacity="0%" style:font-name="0xProto Nerd Font" fo:font-size="2pt" fo:font-weight="normal" officeooo:rsid="00644855" officeooo:paragraph-rsid="012e1d93" style:font-size-asian="2pt" style:font-weight-asian="normal" style:font-size-complex="2pt" style:font-weight-complex="normal"/>
    </style:style>
    <style:style style:name="P43" style:family="paragraph" style:parent-style-name="Standard">
      <style:text-properties style:use-window-font-color="true" loext:opacity="0%" style:font-name="0xProto Nerd Font" fo:font-size="2pt" fo:font-weight="normal" officeooo:rsid="004aae3c" officeooo:paragraph-rsid="011cce2c" style:font-size-asian="2pt" style:font-weight-asian="normal" style:font-size-complex="2pt" style:font-weight-complex="normal"/>
    </style:style>
    <style:style style:name="P44" style:family="paragraph" style:parent-style-name="Standard">
      <style:text-properties style:use-window-font-color="true" loext:opacity="0%" style:font-name="0xProto Nerd Font" fo:font-size="2pt" fo:font-weight="normal" officeooo:rsid="0094de73" officeooo:paragraph-rsid="011cce2c" style:font-size-asian="2pt" style:font-weight-asian="normal" style:font-size-complex="2pt" style:font-weight-complex="normal"/>
    </style:style>
    <style:style style:name="P45" style:family="paragraph" style:parent-style-name="Standard">
      <style:text-properties style:use-window-font-color="true" loext:opacity="0%" style:font-name="0xProto Nerd Font" fo:font-size="2pt" fo:font-weight="normal" officeooo:rsid="0094de73" officeooo:paragraph-rsid="012270e6" style:font-size-asian="2pt" style:font-weight-asian="normal" style:font-size-complex="2pt" style:font-weight-complex="normal"/>
    </style:style>
    <style:style style:name="P46" style:family="paragraph" style:parent-style-name="Standard">
      <style:text-properties style:use-window-font-color="true" loext:opacity="0%" style:font-name="0xProto Nerd Font" fo:font-size="2pt" fo:font-weight="normal" officeooo:rsid="012270e6" officeooo:paragraph-rsid="012270e6" style:font-size-asian="2pt" style:font-weight-asian="normal" style:font-size-complex="2pt" style:font-weight-complex="normal"/>
    </style:style>
    <style:style style:name="P47" style:family="paragraph" style:parent-style-name="Standard">
      <style:text-properties style:use-window-font-color="true" loext:opacity="0%" style:font-name="0xProto Nerd Font" fo:font-size="2pt" fo:font-weight="normal" officeooo:rsid="00479fa0" officeooo:paragraph-rsid="011cce2c" style:font-size-asian="2pt" style:font-weight-asian="normal" style:font-size-complex="2pt" style:font-weight-complex="normal"/>
    </style:style>
    <style:style style:name="P48" style:family="paragraph" style:parent-style-name="Standard">
      <style:text-properties style:use-window-font-color="true" loext:opacity="0%" style:font-name="0xProto Nerd Font" fo:font-size="2pt" fo:font-weight="normal" officeooo:rsid="00a0f287" officeooo:paragraph-rsid="011cce2c" style:font-size-asian="2pt" style:font-weight-asian="normal" style:font-size-complex="2pt" style:font-weight-complex="normal"/>
    </style:style>
    <style:style style:name="P49" style:family="paragraph" style:parent-style-name="Standard">
      <style:text-properties style:use-window-font-color="true" loext:opacity="0%" style:font-name="0xProto Nerd Font" fo:font-size="2pt" fo:font-weight="normal" officeooo:rsid="00f4b0de" officeooo:paragraph-rsid="011cce2c" style:font-size-asian="2pt" style:font-weight-asian="normal" style:font-size-complex="2pt" style:font-weight-complex="normal"/>
    </style:style>
    <style:style style:name="P50" style:family="paragraph" style:parent-style-name="Standard">
      <style:text-properties style:use-window-font-color="true" loext:opacity="0%" style:font-name="0xProto Nerd Font" fo:font-size="2pt" fo:font-weight="normal" officeooo:rsid="00f87fc9" officeooo:paragraph-rsid="011cce2c" style:font-size-asian="2pt" style:font-weight-asian="normal" style:font-size-complex="2pt" style:font-weight-complex="normal"/>
    </style:style>
    <style:style style:name="P51" style:family="paragraph" style:parent-style-name="Standard">
      <style:text-properties style:use-window-font-color="true" loext:opacity="0%" style:font-name="0xProto Nerd Font" fo:font-size="2pt" fo:font-weight="normal" officeooo:rsid="0169766d" officeooo:paragraph-rsid="01801d73" style:font-size-asian="2pt" style:font-weight-asian="normal" style:font-size-complex="2pt" style:font-weight-complex="normal"/>
    </style:style>
    <style:style style:name="P52" style:family="paragraph" style:parent-style-name="Standard">
      <style:text-properties style:use-window-font-color="true" loext:opacity="0%" style:font-name="0xProto Nerd Font" fo:font-size="2pt" fo:font-weight="normal" officeooo:rsid="0108acb3" officeooo:paragraph-rsid="0189a9cf" style:font-size-asian="2pt" style:font-weight-asian="normal" style:font-size-complex="2pt" style:font-weight-complex="normal"/>
    </style:style>
    <style:style style:name="P53" style:family="paragraph" style:parent-style-name="Standard">
      <style:text-properties style:use-window-font-color="true" loext:opacity="0%" style:font-name="0xProto Nerd Font" fo:font-size="2pt" fo:font-weight="normal" officeooo:rsid="019720d7" officeooo:paragraph-rsid="019720d7" style:font-size-asian="2pt" style:font-weight-asian="normal" style:font-size-complex="2pt" style:font-weight-complex="normal"/>
    </style:style>
    <style:style style:name="P54" style:family="paragraph" style:parent-style-name="Standard">
      <style:text-properties style:use-window-font-color="true" loext:opacity="0%" style:font-name="0xProto Nerd Font" fo:font-size="2pt" fo:font-weight="normal" officeooo:rsid="018e79a1" officeooo:paragraph-rsid="018e79a1" fo:background-color="transparent" style:font-size-asian="2pt" style:font-weight-asian="normal" style:font-size-complex="2pt" style:font-weight-complex="normal"/>
    </style:style>
    <style:style style:name="P55" style:family="paragraph" style:parent-style-name="Standard">
      <style:text-properties style:use-window-font-color="true" loext:opacity="0%" style:font-name="0xProto Nerd Font" fo:font-size="2pt" fo:font-weight="normal" officeooo:rsid="018e7d70" officeooo:paragraph-rsid="018e7d70" fo:background-color="transparent" style:font-size-asian="2pt" style:font-weight-asian="normal" style:font-size-complex="2pt" style:font-weight-complex="normal"/>
    </style:style>
    <style:style style:name="P56" style:family="paragraph" style:parent-style-name="Standard">
      <style:text-properties style:use-window-font-color="true" loext:opacity="0%" style:font-name="0xProto Nerd Font" fo:font-size="2pt" fo:font-weight="normal" officeooo:rsid="018f7449" officeooo:paragraph-rsid="018f7449" fo:background-color="transparent" style:font-size-asian="2pt" style:font-weight-asian="normal" style:font-size-complex="2pt" style:font-weight-complex="normal"/>
    </style:style>
    <style:style style:name="P57" style:family="paragraph" style:parent-style-name="Standard">
      <style:text-properties style:use-window-font-color="true" loext:opacity="0%" style:font-name="0xProto Nerd Font" fo:font-size="2pt" fo:language="en" fo:country="US" fo:font-weight="normal" officeooo:rsid="0108acb3" officeooo:paragraph-rsid="0189a9cf" style:font-size-asian="2pt" style:font-weight-asian="normal" style:font-size-complex="2pt" style:font-weight-complex="normal"/>
    </style:style>
    <style:style style:name="P58" style:family="paragraph" style:parent-style-name="Standard">
      <style:text-properties style:use-window-font-color="true" loext:opacity="0%" style:font-name="0xProto Nerd Font" fo:font-size="2pt" fo:language="en" fo:country="US" fo:font-weight="normal" officeooo:rsid="0116de4e" officeooo:paragraph-rsid="0189a9cf" style:font-size-asian="2pt" style:font-weight-asian="normal" style:font-size-complex="2pt" style:font-weight-complex="normal"/>
    </style:style>
    <style:style style:name="P59" style:family="paragraph" style:parent-style-name="Standard">
      <style:text-properties style:use-window-font-color="true" loext:opacity="0%" style:font-name="0xProto Nerd Font" fo:font-size="2pt" fo:language="en" fo:country="US" fo:font-weight="normal" officeooo:rsid="01802771" officeooo:paragraph-rsid="0189a9cf" style:font-size-asian="2pt" style:font-weight-asian="normal" style:font-size-complex="2pt" style:font-weight-complex="normal"/>
    </style:style>
    <style:style style:name="P60" style:family="paragraph" style:parent-style-name="Standard">
      <style:text-properties style:use-window-font-color="true" loext:opacity="0%" style:font-name="0xProto Nerd Font" fo:font-size="2pt" fo:language="en" fo:country="US" fo:font-weight="normal" officeooo:rsid="018175a3" officeooo:paragraph-rsid="0189a9cf" style:font-size-asian="2pt" style:font-weight-asian="normal" style:font-size-complex="2pt" style:font-weight-complex="normal"/>
    </style:style>
    <style:style style:name="P61" style:family="paragraph" style:parent-style-name="Standard">
      <style:text-properties style:use-window-font-color="true" loext:opacity="0%" style:font-name="0xProto Nerd Font" fo:font-size="2pt" fo:language="en" fo:country="US" fo:font-weight="normal" officeooo:rsid="01924416" officeooo:paragraph-rsid="01924416" style:font-size-asian="2pt" style:font-weight-asian="normal" style:font-size-complex="2pt" style:font-weight-complex="normal"/>
    </style:style>
    <style:style style:name="P62" style:family="paragraph" style:parent-style-name="Standard">
      <style:text-properties style:use-window-font-color="true" loext:opacity="0%" style:font-name="0xProto Nerd Font" fo:font-size="2pt" fo:language="en" fo:country="US" fo:font-weight="normal" officeooo:rsid="01961e56" officeooo:paragraph-rsid="01961e56" style:font-size-asian="2pt" style:font-weight-asian="normal" style:font-size-complex="2pt" style:font-weight-complex="normal"/>
    </style:style>
    <style:style style:name="P63" style:family="paragraph" style:parent-style-name="Standard">
      <style:text-properties fo:color="#5983b0" loext:opacity="100%" style:font-name="0xProto Nerd Font" fo:font-size="2pt" fo:font-weight="normal" officeooo:rsid="0003a630" officeooo:paragraph-rsid="011cce2c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text-properties fo:color="#5983b0" loext:opacity="100%" style:font-name="0xProto Nerd Font" fo:font-size="2pt" fo:font-weight="normal" officeooo:rsid="0003a630" officeooo:paragraph-rsid="0003a630" style:font-size-asian="2pt" style:font-weight-asian="normal" style:font-size-complex="2pt" style:font-weight-complex="normal"/>
    </style:style>
    <style:style style:name="P65" style:family="paragraph" style:parent-style-name="Standard">
      <style:text-properties fo:color="#ffa6a6" loext:opacity="100%" style:font-name="0xProto Nerd Font" fo:font-size="2pt" fo:font-weight="normal" officeooo:rsid="00596c2c" officeooo:paragraph-rsid="01511afb" style:font-size-asian="2pt" style:font-weight-asian="normal" style:font-size-complex="2pt" style:font-weight-complex="normal"/>
    </style:style>
    <style:style style:name="P66" style:family="paragraph" style:parent-style-name="Standard">
      <style:text-properties fo:color="#ffa6a6" loext:opacity="100%" style:font-name="0xProto Nerd Font" fo:font-size="2pt" fo:font-weight="normal" officeooo:rsid="01653cb6" officeooo:paragraph-rsid="01653cb6" style:font-size-asian="2pt" style:font-weight-asian="normal" style:font-size-complex="2pt" style:font-weight-complex="normal"/>
    </style:style>
    <style:style style:name="P67" style:family="paragraph" style:parent-style-name="Standard">
      <style:text-properties fo:color="#ffa6a6" loext:opacity="100%" style:font-name="0xProto Nerd Font" fo:font-size="2pt" fo:font-weight="normal" officeooo:rsid="01542a8d" officeooo:paragraph-rsid="019df214" style:font-size-asian="2pt" style:font-weight-asian="normal" style:font-size-complex="2pt" style:font-weight-complex="normal"/>
    </style:style>
    <style:style style:name="P68" style:family="paragraph" style:parent-style-name="Standard">
      <style:text-properties fo:color="#afd095" loext:opacity="100%" style:font-name="0xProto Nerd Font" fo:font-size="2pt" fo:font-weight="normal" officeooo:rsid="012780f4" officeooo:paragraph-rsid="012e1d93" style:font-size-asian="2pt" style:font-weight-asian="normal" style:font-size-complex="2pt" style:font-weight-complex="normal"/>
    </style:style>
    <style:style style:name="P69" style:family="paragraph" style:parent-style-name="Standard">
      <style:text-properties fo:color="#afd095" loext:opacity="100%" style:font-name="0xProto Nerd Font" fo:font-size="2pt" fo:font-weight="normal" officeooo:rsid="01542a8d" officeooo:paragraph-rsid="0163ffe4" style:font-size-asian="2pt" style:font-weight-asian="normal" style:font-size-complex="2pt" style:font-weight-complex="normal"/>
    </style:style>
    <style:style style:name="P70" style:family="paragraph" style:parent-style-name="Standard">
      <style:text-properties fo:color="#afd095" loext:opacity="100%" style:font-name="0xProto Nerd Font" fo:font-size="2pt" officeooo:paragraph-rsid="012caf97" style:font-size-asian="2pt" style:font-size-complex="2pt"/>
    </style:style>
    <style:style style:name="P71" style:family="paragraph" style:parent-style-name="Standard">
      <style:text-properties fo:color="#ff0000" loext:opacity="100%" style:font-name="0xProto Nerd Font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72" style:family="paragraph" style:parent-style-name="Standard">
      <style:text-properties fo:color="#ff0000" loext:opacity="100%" style:font-name="0xProto Nerd Font" fo:font-size="2pt" fo:font-weight="normal" officeooo:rsid="01554606" officeooo:paragraph-rsid="01554606" style:font-size-asian="2pt" style:font-weight-asian="normal" style:font-size-complex="2pt" style:font-weight-complex="normal"/>
    </style:style>
    <style:style style:name="P73" style:family="paragraph" style:parent-style-name="Standard">
      <style:text-properties fo:color="#ff0000" loext:opacity="100%" style:font-name="0xProto Nerd Font" fo:font-size="2pt" officeooo:paragraph-rsid="01597f40" style:font-size-asian="2pt" style:font-size-complex="2pt"/>
    </style:style>
    <style:style style:name="P74" style:family="paragraph" style:parent-style-name="Standard">
      <style:text-properties fo:color="#2a6099" loext:opacity="100%" style:font-name="0xProto Nerd Font" fo:font-size="2pt" officeooo:paragraph-rsid="012caf97" fo:background-color="transparent" style:font-size-asian="2pt" style:font-size-complex="2pt"/>
    </style:style>
    <style:style style:name="P75" style:family="paragraph" style:parent-style-name="Standard">
      <style:text-properties fo:color="#2a6099" loext:opacity="100%" style:font-name="0xProto Nerd Font" fo:font-size="2pt" fo:font-weight="normal" officeooo:rsid="0175cb5a" officeooo:paragraph-rsid="0175cb5a" style:font-size-asian="2pt" style:font-weight-asian="normal" style:font-size-complex="2pt" style:font-weight-complex="normal"/>
    </style:style>
    <style:style style:name="P76" style:family="paragraph" style:parent-style-name="Standard">
      <style:text-properties fo:color="#2a6099" loext:opacity="100%" style:font-name="0xProto Nerd Font" fo:font-size="2pt" fo:font-weight="normal" officeooo:rsid="0003a630" officeooo:paragraph-rsid="0175cb5a" style:font-size-asian="2pt" style:font-weight-asian="normal" style:font-size-complex="2pt" style:font-weight-complex="normal"/>
    </style:style>
    <style:style style:name="P77" style:family="paragraph" style:parent-style-name="Standard">
      <style:text-properties fo:color="#2a6099" loext:opacity="100%" style:font-name="0xProto Nerd Font" fo:font-size="2pt" fo:font-weight="normal" officeooo:rsid="0019c4a9" officeooo:paragraph-rsid="0175cb5a" style:font-size-asian="2pt" style:font-weight-asian="normal" style:font-size-complex="2pt" style:font-weight-complex="normal"/>
    </style:style>
    <style:style style:name="P78" style:family="paragraph" style:parent-style-name="Standard">
      <style:text-properties fo:color="#2a6099" loext:opacity="100%" style:font-name="0xProto Nerd Font" fo:font-size="2pt" fo:font-weight="normal" officeooo:rsid="0007b783" officeooo:paragraph-rsid="0175cb5a" style:font-size-asian="2pt" style:font-weight-asian="normal" style:font-size-complex="2pt" style:font-weight-complex="normal"/>
    </style:style>
    <style:style style:name="P79" style:family="paragraph" style:parent-style-name="Standard">
      <style:text-properties fo:color="#ffff00" loext:opacity="100%" style:font-name="0xProto Nerd Font" fo:font-size="2pt" officeooo:paragraph-rsid="012caf97" style:font-size-asian="2pt" style:font-size-complex="2pt"/>
    </style:style>
    <style:style style:name="P80" style:family="paragraph" style:parent-style-name="Standard">
      <style:text-properties fo:color="#ffff00" loext:opacity="100%" style:font-name="0xProto Nerd Font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81" style:family="paragraph" style:parent-style-name="Standard">
      <style:text-properties fo:color="#ff8000" loext:opacity="100%" style:font-name="0xProto Nerd Font" fo:font-size="2pt" officeooo:paragraph-rsid="012caf97" fo:background-color="transparent" style:font-size-asian="2pt" style:font-size-complex="2pt"/>
    </style:style>
    <style:style style:name="P82" style:family="paragraph" style:parent-style-name="Standard">
      <style:text-properties fo:color="#ff8000" loext:opacity="100%" style:font-name="0xProto Nerd Font" fo:font-size="2pt" fo:font-weight="normal" officeooo:rsid="008232c3" officeooo:paragraph-rsid="0189a9cf" style:font-size-asian="2pt" style:font-weight-asian="normal" style:font-size-complex="2pt" style:font-weight-complex="normal"/>
    </style:style>
    <style:style style:name="P83" style:family="paragraph" style:parent-style-name="Standard">
      <style:text-properties fo:color="#ff8000" loext:opacity="100%" style:font-name="0xProto Nerd Font" fo:font-size="2pt" fo:font-weight="normal" officeooo:rsid="0189a9cf" officeooo:paragraph-rsid="0189a9cf" style:font-size-asian="2pt" style:font-weight-asian="normal" style:font-size-complex="2pt" style:font-weight-complex="normal"/>
    </style:style>
    <style:style style:name="P84" style:family="paragraph" style:parent-style-name="Standard">
      <style:text-properties fo:color="#ff8000" loext:opacity="100%" style:font-name="0xProto Nerd Font" fo:font-size="2pt" fo:font-weight="normal" officeooo:rsid="018b301d" officeooo:paragraph-rsid="018b301d" style:font-size-asian="2pt" style:font-weight-asian="normal" style:font-size-complex="2pt" style:font-weight-complex="normal"/>
    </style:style>
    <style:style style:name="P85" style:family="paragraph" style:parent-style-name="Standard">
      <style:text-properties fo:color="#ff8000" loext:opacity="100%" style:font-name="0xProto Nerd Font" fo:font-size="2pt" fo:font-weight="normal" officeooo:rsid="018c969b" officeooo:paragraph-rsid="018c969b" style:font-size-asian="2pt" style:font-weight-asian="normal" style:font-size-complex="2pt" style:font-weight-complex="normal"/>
    </style:style>
    <style:style style:name="P86" style:family="paragraph" style:parent-style-name="Standard">
      <style:text-properties fo:color="#ff8000" loext:opacity="100%" style:font-name="0xProto Nerd Font" fo:font-size="2pt" fo:font-weight="normal" officeooo:rsid="018e7d70" officeooo:paragraph-rsid="018e7d70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style:text-properties fo:color="#ff8000" loext:opacity="100%" style:font-name="0xProto Nerd Font" fo:font-size="2pt" fo:language="en" fo:country="US" fo:font-weight="normal" officeooo:rsid="01802771" officeooo:paragraph-rsid="0189a9cf" style:font-size-asian="2pt" style:font-weight-asian="normal" style:font-size-complex="2pt" style:font-weight-complex="normal"/>
    </style:style>
    <style:style style:name="P88" style:family="paragraph" style:parent-style-name="Standard">
      <style:text-properties fo:color="#ff8000" loext:opacity="100%" style:font-name="0xProto Nerd Font" fo:font-size="2pt" fo:language="en" fo:country="US" fo:font-weight="normal" officeooo:rsid="018370e0" officeooo:paragraph-rsid="0189a9cf" style:font-size-asian="2pt" style:font-weight-asian="normal" style:font-size-complex="2pt" style:font-weight-complex="normal"/>
    </style:style>
    <style:style style:name="P89" style:family="paragraph" style:parent-style-name="Standard">
      <style:text-properties fo:color="#ff8000" loext:opacity="100%" style:font-name="0xProto Nerd Font" fo:font-size="2pt" fo:language="en" fo:country="US" fo:font-weight="normal" officeooo:rsid="0108acb3" officeooo:paragraph-rsid="0189a9cf" style:font-size-asian="2pt" style:font-weight-asian="normal" style:font-size-complex="2pt" style:font-weight-complex="normal"/>
    </style:style>
    <style:style style:name="P90" style:family="paragraph" style:parent-style-name="Standard">
      <style:text-properties fo:color="#ff8000" loext:opacity="100%" style:font-name="0xProto Nerd Font" fo:font-size="2pt" fo:language="en" fo:country="US" fo:font-weight="normal" officeooo:rsid="0116de4e" officeooo:paragraph-rsid="0189a9cf" style:font-size-asian="2pt" style:font-weight-asian="normal" style:font-size-complex="2pt" style:font-weight-complex="normal"/>
    </style:style>
    <style:style style:name="P91" style:family="paragraph" style:parent-style-name="Standard">
      <style:text-properties fo:color="#ff8000" loext:opacity="100%" style:font-name="0xProto Nerd Font" fo:font-size="2pt" fo:language="en" fo:country="US" fo:font-weight="normal" officeooo:rsid="018b301d" officeooo:paragraph-rsid="018b301d" style:font-size-asian="2pt" style:font-weight-asian="normal" style:font-size-complex="2pt" style:font-weight-complex="normal"/>
    </style:style>
    <style:style style:name="P92" style:family="paragraph" style:parent-style-name="Standard">
      <style:text-properties fo:color="#ff8000" loext:opacity="100%" style:font-name="0xProto Nerd Font" fo:font-size="2pt" fo:language="en" fo:country="US" fo:font-weight="normal" officeooo:rsid="01924416" officeooo:paragraph-rsid="01924416" style:font-size-asian="2pt" style:font-weight-asian="normal" style:font-size-complex="2pt" style:font-weight-complex="normal"/>
    </style:style>
    <style:style style:name="P93" style:family="paragraph" style:parent-style-name="Standard">
      <style:text-properties fo:color="#55308d" loext:opacity="100%" style:font-name="0xProto Nerd Font" fo:font-size="2pt" officeooo:paragraph-rsid="012caf97" style:font-size-asian="2pt" style:font-size-complex="2pt"/>
    </style:style>
    <style:style style:name="P94" style:family="paragraph" style:parent-style-name="Standard">
      <style:text-properties fo:color="#ffff38" loext:opacity="100%" style:font-name="0xProto Nerd Font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95" style:family="paragraph" style:parent-style-name="Standard">
      <style:text-properties fo:color="#ff4000" loext:opacity="100%" style:font-name="0xProto Nerd Font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96" style:family="paragraph" style:parent-style-name="Standard">
      <style:text-properties fo:color="#ff4000" loext:opacity="100%" style:font-name="0xProto Nerd Font" fo:font-size="2pt" fo:font-weight="normal" officeooo:rsid="0158301a" officeooo:paragraph-rsid="0158301a" style:font-size-asian="2pt" style:font-weight-asian="normal" style:font-size-complex="2pt" style:font-weight-complex="normal"/>
    </style:style>
    <style:style style:name="P97" style:family="paragraph" style:parent-style-name="Standard">
      <style:text-properties fo:color="#3faf46" loext:opacity="100%" style:font-name="0xProto Nerd Font" fo:font-size="2pt" fo:language="en" fo:country="US" fo:font-weight="normal" officeooo:rsid="00643afa" officeooo:paragraph-rsid="011cce2c" style:font-size-asian="2pt" style:font-weight-asian="normal" style:font-size-complex="2pt" style:font-weight-complex="normal"/>
    </style:style>
    <style:style style:name="P98" style:family="paragraph" style:parent-style-name="Standard">
      <style:text-properties fo:color="#ffbf00" loext:opacity="100%" style:font-name="0xProto Nerd Font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99" style:family="paragraph" style:parent-style-name="Standard">
      <style:text-properties fo:color="#6b5e9b" loext:opacity="100%" style:font-name="0xProto Nerd Font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100" style:family="paragraph" style:parent-style-name="Standard">
      <style:text-properties fo:color="#81d41a" loext:opacity="100%" style:font-name="0xProto Nerd Font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101" style:family="paragraph" style:parent-style-name="Standard">
      <style:text-properties fo:color="#8d1d75" loext:opacity="100%" style:font-name="0xProto Nerd Font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102" style:family="paragraph" style:parent-style-name="Standard">
      <style:text-properties fo:color="#8d1d75" loext:opacity="100%" style:font-name="0xProto Nerd Font" fo:font-size="2pt" fo:font-weight="normal" officeooo:rsid="01473844" officeooo:paragraph-rsid="01473844" style:font-size-asian="2pt" style:font-weight-asian="normal" style:font-size-complex="2pt" style:font-weight-complex="normal"/>
    </style:style>
    <style:style style:name="P103" style:family="paragraph" style:parent-style-name="Standard">
      <style:text-properties fo:color="#00a933" loext:opacity="100%" style:font-name="0xProto Nerd Font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104" style:family="paragraph" style:parent-style-name="Standard">
      <style:text-properties fo:color="#158466" loext:opacity="100%" style:font-name="0xProto Nerd Font" fo:font-size="2pt" officeooo:paragraph-rsid="012caf97" fo:background-color="transparent" style:font-size-asian="2pt" style:font-size-complex="2pt"/>
    </style:style>
    <style:style style:name="T1" style:family="text">
      <style:text-properties officeooo:rsid="0002e8d9"/>
    </style:style>
    <style:style style:name="T2" style:family="text">
      <style:text-properties officeooo:rsid="00254316"/>
    </style:style>
    <style:style style:name="T3" style:family="text">
      <style:text-properties officeooo:rsid="0008650b"/>
    </style:style>
    <style:style style:name="T4" style:family="text">
      <style:text-properties officeooo:rsid="00086a89"/>
    </style:style>
    <style:style style:name="T5" style:family="text">
      <style:text-properties officeooo:rsid="000d2bc8"/>
    </style:style>
    <style:style style:name="T6" style:family="text">
      <style:text-properties officeooo:rsid="00107fc2"/>
    </style:style>
    <style:style style:name="T7" style:family="text">
      <style:text-properties officeooo:rsid="0011cf10"/>
    </style:style>
    <style:style style:name="T8" style:family="text">
      <style:text-properties officeooo:rsid="00234eaa"/>
    </style:style>
    <style:style style:name="T9" style:family="text">
      <style:text-properties officeooo:rsid="0033b60f"/>
    </style:style>
    <style:style style:name="T10" style:family="text">
      <style:text-properties fo:color="#5983b0" loext:opacity="100%"/>
    </style:style>
    <style:style style:name="T11" style:family="text">
      <style:text-properties officeooo:rsid="00479fa0"/>
    </style:style>
    <style:style style:name="T12" style:family="text">
      <style:text-properties officeooo:rsid="0049f29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officeooo:rsid="0094de73"/>
    </style:style>
    <style:style style:name="T15" style:family="text">
      <style:text-properties style:use-window-font-color="true" loext:opacity="0%" officeooo:rsid="00a0f287"/>
    </style:style>
    <style:style style:name="T16" style:family="text">
      <style:text-properties style:use-window-font-color="true" loext:opacity="0%" officeooo:rsid="00da4526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style:use-window-font-color="true" loext:opacity="0%" fo:font-weight="normal" officeooo:rsid="00596c2c" style:font-weight-asian="normal" style:font-weight-complex="normal"/>
    </style:style>
    <style:style style:name="T19" style:family="text">
      <style:text-properties style:use-window-font-color="true" loext:opacity="0%" fo:font-weight="normal" officeooo:rsid="00644855" style:font-weight-asian="normal" style:font-weight-complex="normal"/>
    </style:style>
    <style:style style:name="T20" style:family="text">
      <style:text-properties style:use-window-font-color="true" loext:opacity="0%" fo:font-weight="normal" officeooo:rsid="014ae20c" style:font-weight-asian="normal" style:font-weight-complex="normal"/>
    </style:style>
    <style:style style:name="T21" style:family="text">
      <style:text-properties style:use-window-font-color="true" loext:opacity="0%" fo:font-weight="normal" officeooo:rsid="00049ac9" style:font-weight-asian="normal" style:font-weight-complex="normal"/>
    </style:style>
    <style:style style:name="T22" style:family="text">
      <style:text-properties style:use-window-font-color="true" loext:opacity="0%" officeooo:rsid="01476260"/>
    </style:style>
    <style:style style:name="T23" style:family="text">
      <style:text-properties style:use-window-font-color="true" loext:opacity="0%" officeooo:rsid="0148044d"/>
    </style:style>
    <style:style style:name="T24" style:family="text">
      <style:text-properties style:use-window-font-color="true" loext:opacity="0%" officeooo:rsid="00644855"/>
    </style:style>
    <style:style style:name="T25" style:family="text">
      <style:text-properties officeooo:rsid="0079a1c0"/>
    </style:style>
    <style:style style:name="T26" style:family="text">
      <style:text-properties officeooo:rsid="00952b34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9c1ca9"/>
    </style:style>
    <style:style style:name="T29" style:family="text">
      <style:text-properties fo:language="en" fo:country="US" officeooo:rsid="006572bd"/>
    </style:style>
    <style:style style:name="T30" style:family="text">
      <style:text-properties fo:language="en" fo:country="US" officeooo:rsid="00643afa"/>
    </style:style>
    <style:style style:name="T31" style:family="text">
      <style:text-properties fo:language="en" fo:country="US" officeooo:rsid="01802771"/>
    </style:style>
    <style:style style:name="T32" style:family="text">
      <style:text-properties fo:language="en" fo:country="US" officeooo:rsid="018e79a1"/>
    </style:style>
    <style:style style:name="T33" style:family="text">
      <style:text-properties officeooo:rsid="00a094cb"/>
    </style:style>
    <style:style style:name="T34" style:family="text">
      <style:text-properties officeooo:rsid="00b8c822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94041f" fo:background-color="transparent" loext:char-shading-value="0"/>
    </style:style>
    <style:style style:name="T37" style:family="text">
      <style:text-properties officeooo:rsid="00fa12f3"/>
    </style:style>
    <style:style style:name="T38" style:family="text">
      <style:text-properties officeooo:rsid="009c1ca9"/>
    </style:style>
    <style:style style:name="T39" style:family="text">
      <style:text-properties officeooo:rsid="010b4409"/>
    </style:style>
    <style:style style:name="T40" style:family="text">
      <style:text-properties officeooo:rsid="00215493"/>
    </style:style>
    <style:style style:name="T41" style:family="text">
      <style:text-properties officeooo:rsid="011fb511"/>
    </style:style>
    <style:style style:name="T42" style:family="text">
      <style:text-properties officeooo:rsid="0121505a"/>
    </style:style>
    <style:style style:name="T43" style:family="text">
      <style:text-properties officeooo:rsid="0009899d"/>
    </style:style>
    <style:style style:name="T44" style:family="text">
      <style:text-properties officeooo:rsid="00644855"/>
    </style:style>
    <style:style style:name="T45" style:family="text">
      <style:text-properties officeooo:rsid="012965bc"/>
    </style:style>
    <style:style style:name="T46" style:family="text">
      <style:text-properties officeooo:rsid="012b25f9"/>
    </style:style>
    <style:style style:name="T47" style:family="text">
      <style:text-properties officeooo:rsid="012d52ea"/>
    </style:style>
    <style:style style:name="T48" style:family="text">
      <style:text-properties officeooo:rsid="012b7214"/>
    </style:style>
    <style:style style:name="T49" style:family="text">
      <style:text-properties officeooo:rsid="0134f17b"/>
    </style:style>
    <style:style style:name="T50" style:family="text">
      <style:text-properties officeooo:rsid="01343d2a"/>
    </style:style>
    <style:style style:name="T51" style:family="text">
      <style:text-properties officeooo:rsid="01428f6c"/>
    </style:style>
    <style:style style:name="T52" style:family="text">
      <style:text-properties fo:font-weight="normal" officeooo:rsid="00596c2c" style:font-weight-asian="normal" style:font-weight-complex="normal"/>
    </style:style>
    <style:style style:name="T53" style:family="text">
      <style:text-properties fo:font-weight="normal" officeooo:rsid="014a700a" style:font-weight-asian="normal" style:font-weight-complex="normal"/>
    </style:style>
    <style:style style:name="T54" style:family="text">
      <style:text-properties fo:font-weight="normal" officeooo:rsid="01597f40" style:font-weight-asian="normal" style:font-weight-complex="normal"/>
    </style:style>
    <style:style style:name="T55" style:family="text">
      <style:text-properties officeooo:rsid="014be2a3"/>
    </style:style>
    <style:style style:name="T56" style:family="text">
      <style:text-properties officeooo:rsid="014c8ccb"/>
    </style:style>
    <style:style style:name="T57" style:family="text">
      <style:text-properties fo:color="#ff0000" loext:opacity="100%" fo:font-weight="normal" style:font-weight-asian="normal" style:font-weight-complex="normal"/>
    </style:style>
    <style:style style:name="T58" style:family="text">
      <style:text-properties fo:color="#ff0000" loext:opacity="100%" fo:font-weight="normal" officeooo:rsid="00232e34" style:font-weight-asian="normal" style:font-weight-complex="normal"/>
    </style:style>
    <style:style style:name="T59" style:family="text">
      <style:text-properties fo:color="#ff0000" loext:opacity="100%" fo:font-weight="normal" officeooo:rsid="00049ac9" style:font-weight-asian="normal" style:font-weight-complex="normal"/>
    </style:style>
    <style:style style:name="T60" style:family="text">
      <style:text-properties officeooo:rsid="0094de73"/>
    </style:style>
    <style:style style:name="T61" style:family="text">
      <style:text-properties officeooo:rsid="015aaa6c"/>
    </style:style>
    <style:style style:name="T62" style:family="text">
      <style:text-properties officeooo:rsid="015b3557"/>
    </style:style>
    <style:style style:name="T63" style:family="text">
      <style:text-properties officeooo:rsid="015c79e1"/>
    </style:style>
    <style:style style:name="T64" style:family="text">
      <style:text-properties officeooo:rsid="015ed0ff"/>
    </style:style>
    <style:style style:name="T65" style:family="text">
      <style:text-properties officeooo:rsid="0160dd47"/>
    </style:style>
    <style:style style:name="T66" style:family="text">
      <style:text-properties officeooo:rsid="01653cb6"/>
    </style:style>
    <style:style style:name="T67" style:family="text">
      <style:text-properties officeooo:rsid="00476624"/>
    </style:style>
    <style:style style:name="T68" style:family="text">
      <style:text-properties officeooo:rsid="016bf5ee"/>
    </style:style>
    <style:style style:name="T69" style:family="text">
      <style:text-properties officeooo:rsid="016ecf4d"/>
    </style:style>
    <style:style style:name="T70" style:family="text">
      <style:text-properties officeooo:rsid="0170647a"/>
    </style:style>
    <style:style style:name="T71" style:family="text">
      <style:text-properties officeooo:rsid="0013dd8a"/>
    </style:style>
    <style:style style:name="T72" style:family="text">
      <style:text-properties officeooo:rsid="0175cb5a"/>
    </style:style>
    <style:style style:name="T73" style:family="text">
      <style:text-properties officeooo:rsid="01802771"/>
    </style:style>
    <style:style style:name="T74" style:family="text">
      <style:text-properties officeooo:rsid="01854fa7"/>
    </style:style>
    <style:style style:name="T75" style:family="text">
      <style:text-properties officeooo:rsid="0186bbcf"/>
    </style:style>
    <style:style style:name="T76" style:family="text">
      <style:text-properties officeooo:rsid="018c969b"/>
    </style:style>
    <style:style style:name="T77" style:family="text">
      <style:text-properties officeooo:rsid="0195850b"/>
    </style:style>
    <style:style style:name="T78" style:family="text">
      <style:text-properties officeooo:rsid="019720d7"/>
    </style:style>
    <style:style style:name="T79" style:family="text">
      <style:text-properties officeooo:rsid="0197f6f7"/>
    </style:style>
    <style:style style:name="T80" style:family="text">
      <style:text-properties officeooo:rsid="0198b3ee"/>
    </style:style>
    <style:style style:name="T81" style:family="text">
      <style:text-properties officeooo:rsid="019ca175"/>
    </style:style>
    <style:style style:name="T82" style:family="text">
      <style:text-properties officeooo:rsid="019e4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/// MORNING \\\</text:p>
      <text:p text:style-name="P1">Wake Up am/pm</text:p>
      <text:p text:style-name="P1">Workout | 30 min</text:p>
      <text:p text:style-name="P1">Cold Shower | 15 min</text:p>
      <text:p text:style-name="P1">Morning Routine | 15 min</text:p>
      <text:p text:style-name="P1"/>
      <text:p text:style-name="P79">/// AFTERNOON \\\</text:p>
      <text:p text:style-name="P1">Meal 1 | 1h</text:p>
      <text:p text:style-name="P1">Leave 30 min</text:p>
      <text:p text:style-name="P1">Work | 8h</text:p>
      <text:p text:style-name="P1">Return 30 min</text:p>
      <text:p text:style-name="P1">Meal 2 | 1h</text:p>
      <text:p text:style-name="P34"/>
      <text:p text:style-name="P104">/// <text:span text:style-name="T43">X \\\</text:span></text:p>
      <text:p text:style-name="P35">X | 2<text:span text:style-name="T82">h</text:span>s</text:p>
      <text:p text:style-name="P1"/>
      <text:p text:style-name="P81">/// EVENING \\\</text:p>
      <text:p text:style-name="P1">Training | 30 min</text:p>
      <text:p text:style-name="P1">Hot Shower | 15 min</text:p>
      <text:p text:style-name="P1">Evening Routine | 15 min</text:p>
      <text:p text:style-name="P1"/>
      <text:p text:style-name="P93">/// NIGHT \\\</text:p>
      <text:p text:style-name="P1">Read | 30 min</text:p>
      <text:p text:style-name="P1">Journal | 15 min</text:p>
      <text:p text:style-name="P1">Meditate | 15 min</text:p>
      <text:p text:style-name="P1">Go To Sleep am/pm</text:p>
      <text:p text:style-name="P1"/>
      <text:p text:style-name="P1"/>
      <text:p text:style-name="P1"/>
      <text:p text:style-name="P1"/>
      <text:p text:style-name="P1"/>
      <text:p text:style-name="P70">/// <text:span text:style-name="T65">WEED \\\</text:span></text:p>
      <text:p text:style-name="P1"/>
      <text:p text:style-name="P68"><text:span text:style-name="T65">\\\</text:span> EDIBLES ///</text:p>
      <text:p text:style-name="P36"><text:span text:style-name="T45">SATIVA </text:span><text:span text:style-name="T46">| 10 </text:span><text:span text:style-name="T47">200mg </text:span><text:span text:style-name="T46">packs</text:span></text:p>
      <text:p text:style-name="P36"><text:span text:style-name="T45">INDICA </text:span><text:span text:style-name="T46">| </text:span><text:span text:style-name="T48">1</text:span><text:span text:style-name="T46">0 </text:span><text:span text:style-name="T47">200mg </text:span><text:span text:style-name="T46">packs</text:span></text:p>
      <text:p text:style-name="P37">HYBRID <text:span text:style-name="T46">| 10 </text:span><text:span text:style-name="T47">200mg </text:span><text:span text:style-name="T46">packs</text:span></text:p>
      <text:p text:style-name="P68"><text:span text:style-name="T65">\\\</text:span> FLOWER ///</text:p>
      <text:p text:style-name="P36"><text:span text:style-name="T45">SATIVA </text:span><text:span text:style-name="T46">| </text:span><text:span text:style-name="T49">1</text:span><text:span text:style-name="T48"> ounce</text:span></text:p>
      <text:p text:style-name="P36"><text:span text:style-name="T45">INDICA </text:span><text:span text:style-name="T46">| </text:span><text:span text:style-name="T49">1</text:span><text:span text:style-name="T48"> ounce</text:span></text:p>
      <text:p text:style-name="P37">HYBRID <text:span text:style-name="T46">| </text:span><text:span text:style-name="T49">1</text:span><text:span text:style-name="T48"> ounce</text:span></text:p>
      <text:p text:style-name="P68"><text:span text:style-name="T65">\\\</text:span> DEVICES ///</text:p>
      <text:p text:style-name="P38">VAPE <text:span text:style-name="T55">1</text:span> | </text:p>
      <text:p text:style-name="P39">VAPE <text:span text:style-name="T55">2</text:span> | </text:p>
      <text:p text:style-name="P39">VAPE <text:span text:style-name="T55">3</text:span> | </text:p>
      <text:p text:style-name="P51">Bong | </text:p>
      <text:p text:style-name="P69">\\\ ACCESSORIES ///</text:p>
      <text:p text:style-name="P40">GRINDER | </text:p>
      <text:p text:style-name="P38"><text:span text:style-name="T56">6 </text:span>JARS | </text:p>
      <text:p text:style-name="P65"/>
      <text:p text:style-name="P65"/>
      <text:p text:style-name="P65"/>
      <text:p text:style-name="P66">/// SEXUAL PLEASURE \\\</text:p>
      <text:p text:style-name="P65"/>
      <text:p text:style-name="P65"><text:span text:style-name="T66">\\\</text:span> TOYS ///</text:p>
      <text:p text:style-name="P65"><text:span text:style-name="T24">DILDOS</text:span><text:span text:style-name="T13"> | </text:span></text:p>
      <text:p text:style-name="P41"><text:span text:style-name="T44">BUTT PLUGS</text:span> | </text:p>
      <text:p text:style-name="P41"><text:span text:style-name="T44">VIBRATORS</text:span> | </text:p>
      <text:p text:style-name="P41"><text:span text:style-name="T44">COCK RINGS</text:span> | </text:p>
      <text:p text:style-name="P41"><text:span text:style-name="T50">P</text:span><text:span text:style-name="T44">OCKET PUSSIES</text:span> | </text:p>
      <text:p text:style-name="P42">POCKET BUSSIES <text:span text:style-name="T51">| </text:span></text:p>
      <text:p text:style-name="P67">\\\ ACCESSORIES ///</text:p>
      <text:p text:style-name="P41"><text:span text:style-name="T44">LUBE</text:span> | </text:p>
      <text:p text:style-name="P2"><text:span text:style-name="T19">DOUCHE</text:span><text:span text:style-name="T18"> | </text:span></text:p>
      <text:p text:style-name="P7"><text:span text:style-name="T18">S</text:span><text:span text:style-name="T17">EX MACHINE | </text:span></text:p>
      <text:p text:style-name="P2"><text:span text:style-name="T18"/></text:p>
      <text:p text:style-name="P2"/>
      <text:p text:style-name="P2"/>
      <text:p text:style-name="P5"><text:span text:style-name="T57">/// </text:span><text:span text:style-name="T58">TECHNOLOGY</text:span><text:span text:style-name="T59"> \\\</text:span></text:p>
      <text:p text:style-name="P6"><text:span text:style-name="T59"/></text:p>
      <text:p text:style-name="P73"><text:span text:style-name="T54">\\\</text:span><text:span text:style-name="T52"> </text:span><text:span text:style-name="T53">PC ///</text:span></text:p>
      <text:p text:style-name="P3"><text:span text:style-name="T17">CPU </text:span><text:span text:style-name="T20">| </text:span></text:p>
      <text:p text:style-name="P4"><text:span text:style-name="T20">C</text:span><text:span text:style-name="T17">PU Cooler | </text:span></text:p>
      <text:p text:style-name="P3"><text:span text:style-name="T17">GPU 1 </text:span><text:span text:style-name="T20">| </text:span></text:p>
      <text:p text:style-name="P3"><text:span text:style-name="T17">GPU 2 </text:span><text:span text:style-name="T20">| </text:span></text:p>
      <text:p text:style-name="P3"><text:span text:style-name="T17">RAM </text:span><text:span text:style-name="T20">| </text:span></text:p>
      <text:p text:style-name="P3"><text:span text:style-name="T17">SSD 1 </text:span><text:span text:style-name="T20">| </text:span></text:p>
      <text:p text:style-name="P3"><text:span text:style-name="T17">SSD 2 </text:span><text:span text:style-name="T20">| </text:span></text:p>
      <text:p text:style-name="P3"><text:span text:style-name="T17">Mother Board </text:span><text:span text:style-name="T20">| </text:span></text:p>
      <text:p text:style-name="P3"><text:span text:style-name="T21">Power Supply </text:span><text:span text:style-name="T20">| </text:span></text:p>
      <text:p text:style-name="P8"><text:span text:style-name="T20">C</text:span><text:span text:style-name="T17">ase | </text:span></text:p>
      <text:p text:style-name="P6"><text:span text:style-name="T59">\</text:span><text:span text:style-name="T57">\\ DEVICES ///</text:span></text:p>
      <text:p text:style-name="P9">Mini PC | PROTECTLI Vault Pro <text:span text:style-name="T12">VP2420-4</text:span></text:p>
      <text:p text:style-name="P10"><text:span text:style-name="T2">Laptop | </text:span><text:span text:style-name="T1">NOVACUSTOM NS51</text:span></text:p>
      <text:p text:style-name="P11">Phone | <text:span text:style-name="T25">*BURNER*</text:span></text:p>
      <text:p text:style-name="P71">\\\ ACCESSORIES ///</text:p>
      <text:p text:style-name="P12"><text:span text:style-name="T64">Video/Photo</text:span><text:span text:style-name="T63"> C</text:span>amera | </text:p>
      <text:p text:style-name="P31">POV Camera | </text:p>
      <text:p text:style-name="P12">Microphone | </text:p>
      <text:p text:style-name="P12">Headphones | <text:span text:style-name="T1">SONY WH-1000XM4</text:span></text:p>
      <text:p text:style-name="P12">Keyboard | </text:p>
      <text:p text:style-name="P12">Mouse | </text:p>
      <text:p text:style-name="P12"><text:span text:style-name="T61">Portable Monitor</text:span> | <text:span text:style-name="T3">VIEWSONIC VA1655</text:span></text:p>
      <text:p text:style-name="P30">Desk Monitor <text:span text:style-name="T62">| </text:span></text:p>
      <text:p text:style-name="P72">\\\ CHARGING ///</text:p>
      <text:p text:style-name="P13">Power Bank | </text:p>
      <text:p text:style-name="P14">Solar Panel | </text:p>
      <text:p text:style-name="P72">\\\ STORAGE ///</text:p>
      <text:p text:style-name="P12">SD Cards | <text:span text:style-name="T1">MICROCENTER 1TB</text:span></text:p>
      <text:p text:style-name="P15">USB Drives | <text:span text:style-name="T4">MICROCENTER 512GB</text:span></text:p>
      <text:p text:style-name="P72">\\\ SECURITY ///</text:p>
      <text:p text:style-name="P12">Authentication Key | <text:span text:style-name="T1">YUBIKEY 5C</text:span></text:p>
      <text:p text:style-name="P72">\\\ DIGITAL PAYMENTS ///</text:p>
      <text:p text:style-name="P12">Hardware Wallet | <text:span text:style-name="T1">TREZOR Model T</text:span></text:p>
      <text:p text:style-name="P72">\\\ INTERNET ACCESS ///</text:p>
      <text:p text:style-name="P43">SIM Card | </text:p>
      <text:p text:style-name="P94"/>
      <text:p text:style-name="P94"/>
      <text:p text:style-name="P94"/>
      <text:p text:style-name="P95">/// <text:span text:style-name="T40">HYGUINE</text:span> \\\</text:p>
      <text:p text:style-name="P17"/>
      <text:p text:style-name="P96">\\\ ORAL ///</text:p>
      <text:p text:style-name="P17"><text:span text:style-name="T26">T</text:span>oothpaste<text:span text:style-name="T14"> | </text:span></text:p>
      <text:p text:style-name="P17"><text:span text:style-name="T26">T</text:span>ooth <text:span text:style-name="T26">B</text:span>rush<text:span text:style-name="T14"> | </text:span></text:p>
      <text:p text:style-name="P17"><text:span text:style-name="T26">F</text:span>loss<text:span text:style-name="T14"> | </text:span></text:p>
      <text:p text:style-name="P17"><text:span text:style-name="T26">T</text:span>ongue <text:span text:style-name="T26">S</text:span>craper<text:span text:style-name="T14"> | </text:span></text:p>
      <text:p text:style-name="P17"><text:span text:style-name="T26">M</text:span>outhwash<text:span text:style-name="T14"> | </text:span></text:p>
      <text:p text:style-name="P17"><text:span text:style-name="T26">C</text:span>hapstick<text:span text:style-name="T14"> | </text:span></text:p>
      <text:p text:style-name="P19"><text:span text:style-name="T14">W</text:span><text:span text:style-name="T13">hitening Strips | </text:span></text:p>
      <text:p text:style-name="P96">\\\ SKIN ///</text:p>
      <text:p text:style-name="P17"><text:span text:style-name="T26">S</text:span>unscreen<text:span text:style-name="T14"> | </text:span></text:p>
      <text:p text:style-name="P17"><text:span text:style-name="T26">M</text:span>oisterizer<text:span text:style-name="T14"> | </text:span></text:p>
      <text:p text:style-name="P17"><text:span text:style-name="T26">R</text:span>etinol<text:span text:style-name="T14"> | </text:span></text:p>
      <text:p text:style-name="P17"><text:span text:style-name="T26">C</text:span>leanser<text:span text:style-name="T14"> | </text:span></text:p>
      <text:p text:style-name="P96"><text:span text:style-name="T60">\</text:span>\\ MAINTENANCE ///</text:p>
      <text:p text:style-name="P17"><text:span text:style-name="T26">N</text:span>ail <text:span text:style-name="T26">C</text:span>lipper<text:span text:style-name="T14"> | </text:span></text:p>
      <text:p text:style-name="P17"><text:span text:style-name="T26">R</text:span>azor<text:span text:style-name="T14"> |</text:span></text:p>
      <text:p text:style-name="P96"><text:span text:style-name="T60">\</text:span>\\ HANDS ///</text:p>
      <text:p text:style-name="P17"><text:span text:style-name="T26">S</text:span>oap<text:span text:style-name="T14"> | </text:span></text:p>
      <text:p text:style-name="P17"><text:span text:style-name="T26">S</text:span>anatizer<text:span text:style-name="T14"> | </text:span></text:p>
      <text:p text:style-name="P17"><text:span text:style-name="T26">L</text:span>otion<text:span text:style-name="T14"> | </text:span></text:p>
      <text:p text:style-name="P96"><text:span text:style-name="T60">\</text:span>\\ BATHING ///</text:p>
      <text:p text:style-name="P17"><text:span text:style-name="T26">S</text:span>hampoo<text:span text:style-name="T14"> | </text:span></text:p>
      <text:p text:style-name="P17"><text:span text:style-name="T26">C</text:span>onditioner<text:span text:style-name="T14"> | </text:span></text:p>
      <text:p text:style-name="P17"><text:span text:style-name="T26">B</text:span>ody <text:span text:style-name="T26">W</text:span>ash<text:span text:style-name="T14"> | </text:span></text:p>
      <text:p text:style-name="P17"><text:span text:style-name="T26">S</text:span>crubber<text:span text:style-name="T14"> | </text:span></text:p>
      <text:p text:style-name="P17"><text:span text:style-name="T26">T</text:span>owel<text:span text:style-name="T14"> | </text:span></text:p>
      <text:p text:style-name="P96"><text:span text:style-name="T60">\</text:span>\\ ODOR ///</text:p>
      <text:p text:style-name="P17"><text:span text:style-name="T26">D</text:span>eodorant<text:span text:style-name="T14"> | </text:span></text:p>
      <text:p text:style-name="P17"><text:span text:style-name="T26">C</text:span>ologne<text:span text:style-name="T14"> | </text:span></text:p>
      <text:p text:style-name="P97"/>
      <text:p text:style-name="P97"/>
      <text:p text:style-name="P97"/>
      <text:p text:style-name="P82"><text:span text:style-name="T30">/// </text:span><text:span text:style-name="T29">CLOTHING \\\</text:span></text:p>
      <text:p text:style-name="P82"><text:span text:style-name="T29"/></text:p>
      <text:p text:style-name="P92">\\\ HATS ///</text:p>
      <text:p text:style-name="P62">Cap</text:p>
      <text:p text:style-name="P62">Beanie</text:p>
      <text:p text:style-name="P85"/>
      <text:p text:style-name="P84">\\\ <text:span text:style-name="T78">MAS</text:span><text:span text:style-name="T79">K</text:span><text:span text:style-name="T80">S</text:span> ///</text:p>
      <text:p text:style-name="P53">Face</text:p>
      <text:p text:style-name="P84"/>
      <text:p text:style-name="P91">\\\ <text:span text:style-name="T77">JACKET</text:span><text:span text:style-name="T81">S</text:span> ///</text:p>
      <text:p text:style-name="P61"><text:span text:style-name="T77">Snow</text:span> </text:p>
      <text:p text:style-name="P61">Wind </text:p>
      <text:p text:style-name="P61">Rain </text:p>
      <text:p text:style-name="P57"/>
      <text:p text:style-name="P87">\\\ SHIRTS ///</text:p>
      <text:p text:style-name="P59">Sleeveless Crop</text:p>
      <text:p text:style-name="P59"/>
      <text:p text:style-name="P87">\\\ HOODIES ///</text:p>
      <text:p text:style-name="P59"><text:span text:style-name="T74">Drop</text:span> Shoulder Crop</text:p>
      <text:p text:style-name="P59"/>
      <text:p text:style-name="P90"><text:span text:style-name="T73">\\\ GLOVES</text:span> ///</text:p>
      <text:p text:style-name="P59">Fingerless</text:p>
      <text:p text:style-name="P58"/>
      <text:p text:style-name="P89"><text:span text:style-name="T73">\\\ </text:span><text:span text:style-name="T76">PANTIES</text:span><text:span text:style-name="T39"> ///</text:span></text:p>
      <text:p text:style-name="P59">Seamless Thong</text:p>
      <text:p text:style-name="P57"/>
      <text:p text:style-name="P88">\\\ SKIRTS ///</text:p>
      <text:p text:style-name="P59">Mini </text:p>
      <text:p text:style-name="P59">Pencil </text:p>
      <text:p text:style-name="P57"/>
      <text:p text:style-name="P87">\\\ SHORTS ///</text:p>
      <text:p text:style-name="P59"><text:span text:style-name="T75">High Waisted </text:span>Yoga </text:p>
      <text:p text:style-name="P59"><text:span text:style-name="T75">High Waisted </text:span>Denim </text:p>
      <text:p text:style-name="P57"/>
      <text:p text:style-name="P87">\\\ PANTS ///</text:p>
      <text:p text:style-name="P60"><text:span text:style-name="T75">High Waisted </text:span>Yoga</text:p>
      <text:p text:style-name="P60"><text:span text:style-name="T75">High Waisted </text:span>Denim</text:p>
      <text:p text:style-name="P57"/>
      <text:p text:style-name="P87">\\\ SOCKS ///</text:p>
      <text:p text:style-name="P57"><text:span text:style-name="T73">Thigh High</text:span><text:span text:style-name="T38"> </text:span></text:p>
      <text:p text:style-name="P57"><text:span text:style-name="T73">Knee High</text:span><text:span text:style-name="T38"> </text:span></text:p>
      <text:p text:style-name="P57"><text:span text:style-name="T73">Ankle</text:span><text:span text:style-name="T38"> </text:span></text:p>
      <text:p text:style-name="P52"><text:span text:style-name="T31">No Show</text:span><text:span text:style-name="T28"> </text:span></text:p>
      <text:p text:style-name="P52"><text:span text:style-name="T28"/></text:p>
      <text:p text:style-name="P83"><text:span text:style-name="T28">\</text:span><text:span text:style-name="T27">\\ </text:span><text:span text:style-name="T32">SHOES</text:span><text:span text:style-name="T27"> ///</text:span></text:p>
      <text:p text:style-name="P54">Sneakers</text:p>
      <text:p text:style-name="P63"/>
      <text:p text:style-name="P86">\\\ JEWLERY ///</text:p>
      <text:p text:style-name="P56">Glasses</text:p>
      <text:p text:style-name="P56">Sun Glasses</text:p>
      <text:p text:style-name="P56">Ear Rings</text:p>
      <text:p text:style-name="P55">Necklace</text:p>
      <text:p text:style-name="P56">Belly Button Ring</text:p>
      <text:p text:style-name="P56">Rings</text:p>
      <text:p text:style-name="P56">Watch</text:p>
      <text:p text:style-name="P56">Bracelet</text:p>
      <text:p text:style-name="P56">Anklet</text:p>
      <text:p text:style-name="P63"/>
      <text:p text:style-name="P63"/>
      <text:p text:style-name="P63"/>
      <text:p text:style-name="P98"><text:span text:style-name="T35">/// </text:span><text:span text:style-name="T36">FOOD \\\</text:span></text:p>
      <text:p text:style-name="P44"><text:span text:style-name="T26">S</text:span>poon | </text:p>
      <text:p text:style-name="P44"><text:span text:style-name="T26">F</text:span>ork | </text:p>
      <text:p text:style-name="P44"><text:span text:style-name="T26">K</text:span>nife | </text:p>
      <text:p text:style-name="P44"><text:span text:style-name="T26">B</text:span>owl | </text:p>
      <text:p text:style-name="P44"><text:span text:style-name="T26">P</text:span>late | </text:p>
      <text:p text:style-name="P44"><text:span text:style-name="T26">P</text:span>ot | </text:p>
      <text:p text:style-name="P44"><text:span text:style-name="T26">P</text:span>an | </text:p>
      <text:p text:style-name="P44"><text:span text:style-name="T26">G</text:span>as <text:span text:style-name="T26">B</text:span>urner | </text:p>
      <text:p text:style-name="P44"><text:span text:style-name="T26">P</text:span>re <text:span text:style-name="T26">C</text:span>ooked <text:span text:style-name="T26">M</text:span>eals | </text:p>
      <text:p text:style-name="P99"/>
      <text:p text:style-name="P99"/>
      <text:p text:style-name="P99"/>
      <text:p text:style-name="P80">/// <text:span text:style-name="T41">WATER </text:span><text:span text:style-name="T42">\\\</text:span></text:p>
      <text:p text:style-name="P46">Filter | </text:p>
      <text:p text:style-name="P45"><text:span text:style-name="T26">B</text:span>ottle | </text:p>
      <text:p text:style-name="P99"/>
      <text:p text:style-name="P99"/>
      <text:p text:style-name="P99"/>
      <text:p text:style-name="P100">/// <text:span text:style-name="T11">TRANSPORTATION \\\</text:span></text:p>
      <text:p text:style-name="P47">Eletric Bike | </text:p>
      <text:p text:style-name="P47">Transit Card | </text:p>
      <text:p text:style-name="P101"/>
      <text:p text:style-name="P101"/>
      <text:p text:style-name="P101"/>
      <text:p text:style-name="P103">/// <text:span text:style-name="T33">SLEEP \\\</text:span></text:p>
      <text:p text:style-name="P101"><text:span text:style-name="T15">Sleeping </text:span><text:span text:style-name="T16">Bag</text:span><text:span text:style-name="T15"> | </text:span></text:p>
      <text:p text:style-name="P102"><text:span text:style-name="T15">S</text:span><text:span text:style-name="T13">leeping </text:span><text:span text:style-name="T23">Mat</text:span><text:span text:style-name="T13"> </text:span><text:span text:style-name="T22">| </text:span></text:p>
      <text:p text:style-name="P48">Tent | </text:p>
      <text:p text:style-name="P48">Hamick | </text:p>
      <text:p text:style-name="P49">Ear Plugs | </text:p>
      <text:p text:style-name="P49">Eye Shade | </text:p>
      <text:p text:style-name="P50">Pillow <text:span text:style-name="T37">| </text:span></text:p>
      <text:p text:style-name="P64"/>
      <text:p text:style-name="P64"/>
      <text:p text:style-name="P16"><text:span text:style-name="T10"/></text:p>
      <text:p text:style-name="P16"><text:span text:style-name="T10"/></text:p>
      <text:p text:style-name="P16"><text:span text:style-name="T10"/></text:p>
      <text:p text:style-name="P75">/// PROFILE \\\</text:p>
      <text:p text:style-name="P16"><text:span text:style-name="T10"/></text:p>
      <text:p text:style-name="P76"><text:span text:style-name="T71">\\\</text:span> <text:span text:style-name="T71">RESIDANCY </text:span><text:span text:style-name="T5">///</text:span></text:p>
      <text:p text:style-name="P20">Country | United States Of America</text:p>
      <text:p text:style-name="P20">State | </text:p>
      <text:p text:style-name="P20">City | </text:p>
      <text:p text:style-name="P76"><text:span text:style-name="T71">\\\</text:span> <text:span text:style-name="T8">EMPLOYMENT </text:span><text:span text:style-name="T5">///</text:span></text:p>
      <text:p text:style-name="P21">Remote | </text:p>
      <text:p text:style-name="P33">IRL | </text:p>
      <text:p text:style-name="P77"><text:span text:style-name="T71">\\\</text:span> CURRENCIES <text:span text:style-name="T5">///</text:span></text:p>
      <text:p text:style-name="P18">Physical | Gold Silver <text:span text:style-name="T9">Cash</text:span></text:p>
      <text:p text:style-name="P18">Crypto | Bitcoin Monero</text:p>
      <text:p text:style-name="P22">Digital | Debit <text:span text:style-name="T34">Credit</text:span></text:p>
      <text:p text:style-name="P78"><text:span text:style-name="T71">\\\</text:span> <text:span text:style-name="T72">PUBLIC INFORMATION</text:span> <text:span text:style-name="T5">///</text:span></text:p>
      <text:p text:style-name="P23">Name | Anthony Hernandez</text:p>
      <text:p text:style-name="P23">Birthdate | 03/21/2002</text:p>
      <text:p text:style-name="P23">Age | 21</text:p>
      <text:p text:style-name="P23">Sex | Male</text:p>
      <text:p text:style-name="P23">Gender | Man</text:p>
      <text:p text:style-name="P23">Pronouns | He/Him</text:p>
      <text:p text:style-name="P24">Sexual <text:span text:style-name="T68">Orientation</text:span> | <text:span text:style-name="T6">Straight</text:span></text:p>
      <text:p text:style-name="P27">Nationality | American</text:p>
      <text:p text:style-name="P32">Race | <text:span text:style-name="T67">Mexican</text:span></text:p>
      <text:p text:style-name="P28">Maternal Status | Single</text:p>
      <text:p text:style-name="P78"><text:span text:style-name="T71">\\\</text:span> CONTACT <text:span text:style-name="T5">///</text:span></text:p>
      <text:p text:style-name="P25">Home Address | </text:p>
      <text:p text:style-name="P26">Mail Address | </text:p>
      <text:p text:style-name="P25">Email | </text:p>
      <text:p text:style-name="P25"><text:span text:style-name="T69">VOIP </text:span><text:span text:style-name="T70">Number</text:span> | </text:p>
      <text:p text:style-name="P78"><text:span text:style-name="T71">\\\</text:span> IDENIFICATION <text:span text:style-name="T5">///</text:span></text:p>
      <text:p text:style-name="P23">Passport | </text:p>
      <text:p text:style-name="P23">Drivers Lisence | </text:p>
      <text:p text:style-name="P78"><text:span text:style-name="T71">\\\</text:span> PROOF <text:span text:style-name="T5">///</text:span></text:p>
      <text:p text:style-name="P23">Social Security Number | </text:p>
      <text:p text:style-name="P23">Birth Cirtificate | </text:p>
      <text:p text:style-name="P78"><text:span text:style-name="T71">\\\</text:span> <text:span text:style-name="T5">MEDICAL ///</text:span></text:p>
      <text:p text:style-name="P29"><text:span text:style-name="T7">Allergies</text:span> | </text:p>
      <text:p text:style-name="P29">Medicine | </text:p>
      <text:p text:style-name="P29">History | </text:p>
      <text:p text:style-name="P28">Insurance | 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Proto Nerd Font" svg:font-family="'0xProto Nerd Font'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7:38.128969344</meta:creation-date>
    <dc:date>2024-02-14T18:30:02.556647738</dc:date>
    <meta:editing-duration>P2DT11H59M10S</meta:editing-duration>
    <meta:editing-cycles>295</meta:editing-cycles>
    <meta:generator>LibreOffice/7.6.4.1$Linux_X86_64 LibreOffice_project/60$Build-1</meta:generator>
    <meta:document-statistic meta:table-count="0" meta:image-count="0" meta:object-count="0" meta:page-count="1" meta:paragraph-count="225" meta:word-count="640" meta:character-count="3134" meta:non-whitespace-character-count="2616"/>
  </office:meta>
</office:document-meta>
</file>